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go: algotp </text:p>
      <text:p text:style-name="Standard"/>
      <text:p text:style-name="Standard">//but: affiche une crois et la taille du caractetre</text:p>
      <text:p text:style-name="Standard">//entree: un caractere et une taille</text:p>
      <text:p text:style-name="Standard">//sortie:</text:p>
      <text:p text:style-name="Standard"/>
      <text:p text:style-name="Standard">var :</text:p>
      <text:p text:style-name="Standard"><text:s text:c="6"/>x:caractere</text:p>
      <text:p text:style-name="Standard"><text:s text:c="6"/>taille,i,j: ENTIER</text:p>
      <text:p text:style-name="Standard"><text:s text:c="6"/>croix : CHAINE</text:p>
      <text:p text:style-name="Standard"/>
      <text:p text:style-name="Standard">DEBUT </text:p>
      <text:p text:style-name="Standard"><text:s text:c="6"/>ECRIRE"veuillez ecrire une letrres qui formeras une croix"</text:p>
      <text:p text:style-name="Standard"><text:s text:c="7"/>LIRE car</text:p>
      <text:p text:style-name="Standard"><text:s text:c="7"/>ECRIRE"entrez une taille de police pour la croix"</text:p>
      <text:p text:style-name="Standard"><text:s text:c="4"/></text:p>
      <text:p text:style-name="Standard"><text:s text:c="6"/>LIRE taille</text:p>
      <text:p text:style-name="Standard"><text:tab/></text:p>
      <text:p text:style-name="Standard"><text:tab/>POUR i à taille FAIRE</text:p>
      <text:p text:style-name="Standard"><text:s/><text:tab/></text:p>
      <text:p text:style-name="Standard"><text:tab/>POUR j à taille <text:s/>FAIRE</text:p>
      <text:p text:style-name="Standard"/>
      <text:p text:style-name="Standard">debut</text:p>
      <text:p text:style-name="Standard"><text:s text:c="5"/>SI j=i ouj=taille-i-1 ALORS</text:p>
      <text:p text:style-name="Standard"><text:s/></text:p>
      <text:p text:style-name="Standard"><text:s text:c="7"/>ECRIRE car</text:p>
      <text:p text:style-name="Standard"/>
      <text:p text:style-name="Standard"><text:s text:c="6"/>SINON</text:p>
      <text:p text:style-name="Standard"><text:s text:c="10"/>ECRIRE (' ')</text:p>
      <text:p text:style-name="Standard"><text:s text:c="5"/>FINSI</text:p>
      <text:p text:style-name="Standard"><text:s text:c="3"/>FINPOUR</text:p>
      <text:p text:style-name="Standard">EN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00H00M35S</meta:editing-duration>
    <meta:editing-cycles>2</meta:editing-cycles>
    <meta:generator>OpenOffice/4.1.2$Win32 OpenOffice.org_project/412m3$Build-9782</meta:generator>
    <dc:date>2016-11-14T12:03:20.36</dc:date>
    <meta:document-statistic meta:table-count="0" meta:image-count="0" meta:object-count="0" meta:page-count="1" meta:paragraph-count="27" meta:word-count="71" meta:character-count="497"/>
    <dc:creator>william weiler</dc:creator>
    <meta:user-defined meta:name="Info 1"/>
    <meta:user-defined meta:name="Info 2"/>
    <meta:user-defined meta:name="Info 3"/>
    <meta:user-defined meta:name="Info 4"/>
  </office:meta>
</office:document-meta>
</file>